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4CD32483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61070110412720024" text:style-name="L1">
        <text:list-item>
          <text:p text:style-name="P9"><text:s/>A partir de las tablas EMPLE y DEPART obtener los siguientes datos de los empleados: apellido, oficio, número de empleado, nombre de departamento y localidad.</text:p>
          <text:p text:style-name="P7"/>
        </text:list-item>
        <text:list-item>
          <text:p text:style-name="P7">Queremos consultar los datos de los empleados y el nombre de la localidad de aquellos que <text:s/>trabajan en ‘MADRID’ o ‘BARCELONA’. </text:p>
          <text:p text:style-name="P7"/>
        </text:list-item>
        <text:list-item>
          <text:p text:style-name="P7">Obtener para cada empleado (código y apellidos), así como los apellidos de su jefe. La columna JEFE de un empleado indica el numero de empleado de su jefe.</text:p>
          <text:p text:style-name="P7"/>
        </text:list-item>
        <text:list-item>
          <text:p text:style-name="P7">Visualizar el apellido, el oficio y la localidad de los departamentos donde trabajan los ANALISTAS.</text:p>
          <text:p text:style-name="P7"/>
        </text:list-item>
        <text:list-item>
          <text:p text:style-name="P7">Mostrar para cada empleado quién es su jefe (apellido ). Si no tiene jefe, mostrar ausencia de valor(NULL).</text:p>
          <text:p text:style-name="P7"/>
        </text:list-item>
        <text:list-item>
          <text:p text:style-name="P7">Mostrar para todos los departamentos que tenemos en la empresa los apellidos de los empleados que pertenecen a cada uno de ellos. Si algún departamento está vacío, mostrar ausencia de valor NULL.</text:p>
          <text:p text:style-name="P7"/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4CD32483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3-01-07T18:16:12.31</meta:creation-date>
    <meta:editing-cycles>10</meta:editing-cycles>
    <meta:editing-duration>PT1H15M51S</meta:editing-duration>
    <meta:initial-creator>B I-I</meta:initial-creator>
    <dc:date>2017-01-27T11:43:39</dc:date>
    <dc:creator>B. I-I </dc:creator>
    <meta:document-statistic meta:table-count="1" meta:image-count="1" meta:object-count="0" meta:page-count="1" meta:paragraph-count="10" meta:word-count="153" meta:character-count="1065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Plantilla_ejercicios_examenes_BD.ott" meta:date="2013-01-07T18:16:12"/>
  </office:meta>
</office:document-meta>
</file>